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ortalGenerator.gener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ortalGenerator.service( ServiceManager 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ortalGenerator.dispos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ortalGenerator.setup( SourceResolver resolver , Map objectModel , String src , Parameters pa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